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0" calcext:value-type="float">
            <text:p>20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 style:data-style-name="N2" text:time-value="14:13:29.4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30</meta:editing-cycles>
    <meta:editing-duration>PT2H14M29S</meta:editing-duration>
    <dc:date>2021-04-28T14:14:11.172000000</dc:date>
    <meta:document-statistic meta:table-count="1" meta:cell-count="667" meta:object-count="0"/>
  </office:meta>
</office:document-meta>
</file>